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ValueHandlerConfigurer.addCustomHandler( HandlerMethodReturnValueHandler ... 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urnValueHandlerConfigurer.getCustom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